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2181f0" officeooo:paragraph-rsid="002181f0"/>
    </style:style>
    <style:style style:name="P2" style:family="paragraph" style:parent-style-name="Subtitle">
      <style:text-properties officeooo:rsid="001fb276" officeooo:paragraph-rsid="001fb276"/>
    </style:style>
    <style:style style:name="P3" style:family="paragraph" style:parent-style-name="Text_20_body">
      <style:text-properties officeooo:rsid="001fb276" officeooo:paragraph-rsid="001fb276"/>
    </style:style>
    <style:style style:name="P4" style:family="paragraph" style:parent-style-name="Title">
      <style:text-properties officeooo:rsid="001fb276" officeooo:paragraph-rsid="001fb276"/>
    </style:style>
    <style:style style:name="P5" style:family="paragraph" style:parent-style-name="Text_20_body">
      <style:text-properties officeooo:paragraph-rsid="00235c85"/>
    </style:style>
    <style:style style:name="P6" style:family="paragraph" style:parent-style-name="Heading_20_1">
      <style:text-properties officeooo:rsid="0023f879" officeooo:paragraph-rsid="0023f879"/>
    </style:style>
    <style:style style:name="P7" style:family="paragraph" style:parent-style-name="Heading_20_2">
      <style:text-properties officeooo:rsid="00235c85" officeooo:paragraph-rsid="00235c85"/>
    </style:style>
    <style:style style:name="P8" style:family="paragraph" style:parent-style-name="Heading_20_2">
      <style:text-properties officeooo:rsid="00279ddb" officeooo:paragraph-rsid="00279ddb"/>
    </style:style>
    <style:style style:name="P9" style:family="paragraph" style:parent-style-name="Heading_20_3">
      <style:text-properties officeooo:rsid="002181f0" officeooo:paragraph-rsid="002181f0"/>
    </style:style>
    <style:style style:name="P10" style:family="paragraph" style:parent-style-name="Table_20_Contents">
      <style:text-properties officeooo:rsid="00279ddb" officeooo:paragraph-rsid="00279ddb"/>
    </style:style>
    <style:style style:name="P11" style:family="paragraph" style:parent-style-name="Text_20_body" style:list-style-name="L1">
      <style:text-properties officeooo:rsid="001fb276" officeooo:paragraph-rsid="001fb276"/>
    </style:style>
    <style:style style:name="P12" style:family="paragraph" style:parent-style-name="Text_20_body" style:list-style-name="L2">
      <style:text-properties officeooo:rsid="002181f0" officeooo:paragraph-rsid="002181f0"/>
    </style:style>
    <style:style style:name="P13" style:family="paragraph" style:parent-style-name="Text_20_body">
      <style:text-properties officeooo:rsid="00235c85" officeooo:paragraph-rsid="00235c85"/>
    </style:style>
    <style:style style:name="P14" style:family="paragraph" style:parent-style-name="Text_20_body">
      <style:text-properties officeooo:rsid="00279ddb" officeooo:paragraph-rsid="00279ddb"/>
    </style:style>
    <style:style style:name="T1" style:family="text">
      <style:text-properties officeooo:rsid="002181f0"/>
    </style:style>
    <style:style style:name="T2" style:family="text">
      <style:text-properties officeooo:rsid="0025a425"/>
    </style:style>
    <style:style style:name="T3" style:family="text">
      <style:text-properties officeooo:rsid="00279ddb"/>
    </style:style>
    <style:style style:name="T4" style:family="text">
      <style:text-properties officeooo:rsid="0027acb5"/>
    </style:style>
    <text:list-style style:name="L1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W</text:p>
      <text:p text:style-name="P2">Organisatorisches</text:p>
      <text:p text:style-name="P3"/>
      <text:list text:style-name="L1">
        <text:list-item>
          <text:p text:style-name="P11">keine Klassenarbeiten</text:p>
        </text:list-item>
        <text:list-item>
          <text:p text:style-name="P11">alle Noten zählen gleichwertig</text:p>
        </text:list-item>
        <text:list-item>
          <text:p text:style-name="P11">min. 4 Noten im Schuljahr</text:p>
        </text:list-item>
        <text:list-item>
          <text:p text:style-name="P11">bei ,5 entscheidet der Fachlehrer</text:p>
        </text:list-item>
      </text:list>
      <text:h text:style-name="P9" text:outline-level="3" text:is-list-header="true">Lernbereiche:</text:h>
      <text:list text:style-name="L2">
        <text:list-item>
          <text:p text:style-name="P12">LB1 Partizipation und Politische Ordnung in der Bundesrepublik Deutschland und im Freistaat Sachsen</text:p>
        </text:list-item>
        <text:list-item>
          <text:p text:style-name="P12">LB2 Recht und Rechtsordnung in der Bundesrepublik Deutschland</text:p>
        </text:list-item>
      </text:list>
      <text:p text:style-name="P1"/>
      <text:h text:style-name="P6" text:outline-level="1">LB1 <text:span text:style-name="T1">Partizipation und Politische Ordnung in der Bundesrepublik Deutschland und im Freistaat Sachsen</text:span></text:h>
      <text:h text:style-name="P8" text:outline-level="2">Wortbedeutung:</text:h>
      <text:p text:style-name="P14">demos = das Volk<text:tab/><text:tab/>kratein = herrschen (altgriech.)</text:p>
      <text:p text:style-name="P14"/>
      <text:p text:style-name="P14">Das Volk Herrscht - aber wie genau?</text:p>
      <text:p text:style-name="P14"/>
      <text:p text:style-name="P14">2 Möglichkeiten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Direkte (identitäre / unmittelbare) Demokratie</text:p>
          </table:table-cell>
          <table:table-cell table:style-name="Table1.C1" office:value-type="string">
            <text:p text:style-name="P10">Repräsentative Demokratie</text:p>
          </table:table-cell>
        </table:table-row>
        <table:table-row>
          <table:table-cell table:style-name="Table1.A2" office:value-type="string">
            <text:p text:style-name="P10">Merkmale</text:p>
          </table:table-cell>
          <table:table-cell table:style-name="Table1.A2" office:value-type="string">
            <text:p text:style-name="Table_20_Contents">- <text:span text:style-name="T3">Gesetze werden durch Volksentscheid beschlossen</text:span></text:p>
            <text:p text:style-name="Table_20_Contents">- <text:span text:style-name="T3">es gibt oft zwar ein Parlament, dieses wird jedoch weitestgehend vom Volk gelenkt</text:span></text:p>
          </table:table-cell>
          <table:table-cell table:style-name="Table1.C2" office:value-type="string">
            <text:p text:style-name="Table_20_Contents">- <text:span text:style-name="T3">vom Volk gewählte Regierung trifft im Namen des Volkes Entscheidungen</text:span></text:p>
            <text:p text:style-name="Table_20_Contents">- <text:span text:style-name="T3">Regierung wird regelmäßig neu gewählt</text:span></text:p>
          </table:table-cell>
        </table:table-row>
        <table:table-row>
          <table:table-cell table:style-name="Table1.A2" office:value-type="string">
            <text:p text:style-name="P10">Vorteile</text:p>
          </table:table-cell>
          <table:table-cell table:style-name="Table1.A2" office:value-type="string">
            <text:p text:style-name="Table_20_Contents">- <text:span text:style-name="T3">dem Volk wird mehr Selbstbestimmung </text:span><text:soft-page-break/><text:span text:style-name="T3">ermöglicht</text:span></text:p>
            <text:p text:style-name="Table_20_Contents">- <text:span text:style-name="T3">Gesetze spiegeln die tatsächliche meinung des Volkes wieder</text:span></text:p>
            <text:p text:style-name="Table_20_Contents">- <text:span text:style-name="T3">Korruption ist fast unmöglich</text:span></text:p>
          </table:table-cell>
          <table:table-cell table:style-name="Table1.C2" office:value-type="string">
            <text:p text:style-name="Table_20_Contents">- <text:span text:style-name="T3">Entscheidungen werden schneller getroffen</text:span></text:p>
            <text:p text:style-name="Table_20_Contents"><text:soft-page-break/>- <text:span text:style-name="T3">Entscheidungen werden von “Experten” getroffen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10">Nachteile</text:p>
          </table:table-cell>
          <table:table-cell table:style-name="Table1.A2" office:value-type="string">
            <text:p text:style-name="P10">- in großen Ländern schwer umsetzbar</text:p>
            <text:p text:style-name="P10">- Entscheidungen dauern länger</text:p>
          </table:table-cell>
          <table:table-cell table:style-name="Table1.C2" office:value-type="string">
            <text:p text:style-name="Table_20_Contents">- <text:span text:style-name="T4">E</text:span><text:span text:style-name="T3">ntscheidungen werden von “Experten” getroffen</text:span></text:p>
            <text:p text:style-name="Table_20_Contents">- <text:span text:style-name="T3">Politiker sind zugänglich für Korruption und Lobbyismus</text:span></text:p>
            <text:p text:style-name="Table_20_Contents">- <text:span text:style-name="T3">Parteien brechen oft ihre Wahlversprechen, werden also unter falschem Vorwand gewählt</text:span></text:p>
            <text:p text:style-name="Table_20_Contents">- <text:span text:style-name="T3">Politiker entscheiden im eigenen interesse statt dem des Volkes</text:span></text:p>
          </table:table-cell>
        </table:table-row>
      </table:table>
      <text:p text:style-name="P14"/>
      <text:p text:style-name="P13"/>
      <text:h text:style-name="P7" text:outline-level="2"><text:span text:style-name="T2">1.1 </text:span>Demokratie in der Schule</text:h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07:59:54.816514883</meta:creation-date>
    <dc:date>2022-09-22T10:52:26.720543059</dc:date>
    <meta:editing-duration>PT45M23S</meta:editing-duration>
    <meta:editing-cycles>7</meta:editing-cycles>
    <meta:generator>LibreOffice/7.4.1.2$Linux_X86_64 LibreOffice_project/40$Build-2</meta:generator>
    <meta:document-statistic meta:table-count="1" meta:image-count="0" meta:object-count="0" meta:page-count="2" meta:paragraph-count="35" meta:word-count="207" meta:character-count="1442" meta:non-whitespace-character-count="1275"/>
  </office:meta>
</office:document-meta>
</file>